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4"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loext:graphic-properties draw:fill="solid" draw:fill-color="#dae3f3"/>
      <style:paragraph-properties fo:text-align="start"/>
      <style:text-properties fo:font-size="18pt"/>
    </style:style>
    <style:style style:name="P3"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4"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5" style:family="paragraph">
      <loext:graphic-properties draw:fill="none"/>
      <style:paragraph-properties fo:text-align="start"/>
      <style:text-properties fo:font-size="11pt"/>
    </style:style>
    <style:style style:name="P6" style:family="paragraph" style:parent-style-name="Heading_20_1">
      <style:paragraph-properties fo:margin-left="-0.1874in" fo:margin-right="-0.0626in" fo:line-height="150%" fo:text-align="justify" style:justify-single-word="false" fo:text-indent="-0.0626in" style:auto-text-indent="false"/>
    </style:style>
    <style:style style:name="P7" style:family="paragraph" style:parent-style-name="Header">
      <style:paragraph-properties fo:margin-left="0in" fo:margin-right="0.0626in" fo:line-height="150%" fo:text-indent="0in" style:auto-text-indent="false">
        <style:tab-stops/>
      </style:paragraph-properties>
    </style:style>
    <style:style style:name="P8"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9"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1" style:family="paragraph">
      <loext:graphic-properties draw:fill="none"/>
      <style:paragraph-properties fo:text-align="start"/>
      <style:text-properties fo:font-size="18pt"/>
    </style:style>
    <style:style style:name="P12" style:family="paragraph" style:parent-style-name="Heading_20_2">
      <style:paragraph-properties fo:margin-left="-0.1874in" fo:text-indent="0in" style:auto-text-indent="false"/>
      <style:text-properties style:font-name="Garamond1" fo:font-size="14pt" style:text-underline-style="none" fo:font-weight="bold" style:font-size-asian="14pt" style:font-weight-asian="bold" style:font-size-complex="14pt" style:font-weight-complex="bold"/>
    </style:style>
    <style:style style:name="P13" style:family="paragraph" style:parent-style-name="Standard">
      <style:paragraph-properties fo:margin-left="-0.1874in" fo:margin-right="-0.0626in" fo:margin-top="0in" fo:margin-bottom="0.0154in" style:contextual-spacing="false" fo:line-height="100%" fo:text-indent="0in" style:auto-text-indent="false"/>
      <style:text-properties style:font-name="Garamond1" fo:font-size="11pt" style:font-size-asian="11pt" style:font-size-complex="11pt"/>
    </style:style>
    <style:style style:name="P14"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style:font-size-asian="11pt" style:font-size-complex="11pt"/>
    </style:style>
    <style:style style:name="P15"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style:font-size-asian="11pt" style:font-size-complex="11pt"/>
    </style:style>
    <style:style style:name="P16" style:family="paragraph" style:parent-style-name="Standard">
      <style:paragraph-properties fo:margin-left="-0.1874in" fo:margin-right="-0.0626in" fo:margin-top="0in" fo:margin-bottom="0in" style:contextual-spacing="false" fo:line-height="115%" fo:text-indent="0in" style:auto-text-indent="false"/>
      <style:text-properties style:font-name="Garamond1" style:font-name-asian="游明朝"/>
    </style:style>
    <style:style style:name="P17" style:family="paragraph" style:parent-style-name="Heading_20_2">
      <style:paragraph-properties fo:margin-left="-0.1874in" fo:text-indent="0in" style:auto-text-indent="false"/>
    </style:style>
    <style:style style:name="P18" style:family="paragraph" style:parent-style-name="Standard">
      <style:paragraph-properties fo:margin-left="-0.1252in" fo:text-indent="-0.0626in" style:auto-text-indent="false"/>
      <style:text-properties style:font-name="Garamond1" fo:font-size="11pt" officeooo:paragraph-rsid="0015519c" style:font-size-asian="11pt" style:font-size-complex="11pt"/>
    </style:style>
    <style:style style:name="P19"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5519c" style:font-size-asian="11pt" style:font-size-complex="11pt"/>
    </style:style>
    <style:style style:name="P20" style:family="paragraph" style:parent-style-name="Standard">
      <style:paragraph-properties fo:margin-left="-0.1252in" fo:text-indent="0in" style:auto-text-indent="false"/>
      <style:text-properties style:font-name="Garamond1" fo:font-size="11pt" officeooo:paragraph-rsid="0015519c" style:font-size-asian="11pt" style:font-size-complex="11pt"/>
    </style:style>
    <style:style style:name="P21" style:family="paragraph" style:parent-style-name="Standard">
      <style:paragraph-properties fo:margin-left="-0.1252in" fo:margin-top="0in" fo:margin-bottom="0in" style:contextual-spacing="false" fo:line-height="100%" fo:text-indent="0in" style:auto-text-indent="false"/>
      <style:text-properties style:font-name="Garamond1" fo:font-size="11pt" style:font-size-asian="11pt" style:font-size-complex="11pt"/>
    </style:style>
    <style:style style:name="P22" style:family="paragraph" style:parent-style-name="Standard">
      <style:paragraph-properties fo:margin-left="-0.1252in" fo:text-indent="-0.0626in" style:auto-text-indent="false"/>
      <style:text-properties style:font-name="Garamond1" fo:font-size="11pt" officeooo:paragraph-rsid="0017e995" style:font-size-asian="11pt" style:font-size-complex="11pt"/>
    </style:style>
    <style:style style:name="P23"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fo:font-size="11pt" officeooo:paragraph-rsid="005ddea8" style:font-size-asian="11pt" style:font-size-complex="11pt"/>
    </style:style>
    <style:style style:name="P24" style:family="paragraph" style:parent-style-name="Standard">
      <style:paragraph-properties fo:margin-left="-0.1252in" fo:text-indent="0in" style:auto-text-indent="false"/>
      <style:text-properties style:font-name="Garamond1" fo:font-size="11pt" officeooo:rsid="005afb5a" officeooo:paragraph-rsid="005b966b" style:font-size-asian="11pt" style:font-size-complex="11pt"/>
    </style:style>
    <style:style style:name="P25" style:family="paragraph" style:parent-style-name="Standard">
      <style:paragraph-properties fo:margin-left="-0.1252in" fo:margin-top="0in" fo:margin-bottom="0in" style:contextual-spacing="false" fo:line-height="100%" fo:text-indent="-0.0626in" style:auto-text-indent="false"/>
      <style:text-properties style:font-name="Garamond1" fo:font-size="11pt" style:font-size-asian="11pt" style:font-size-complex="11pt"/>
    </style:style>
    <style:style style:name="P26"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5d52cb" style:font-size-asian="11pt" style:font-size-complex="11pt"/>
    </style:style>
    <style:style style:name="P27" style:family="paragraph" style:parent-style-name="Standard">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fo:background-color="transparent" style:writing-mode="lr-tb"/>
      <style:text-properties style:font-name="Garamond1" fo:font-size="11pt" officeooo:paragraph-rsid="005b966b" style:font-size-asian="11pt" style:font-size-complex="11pt"/>
    </style:style>
    <style:style style:name="P28" style:family="paragraph" style:parent-style-name="Standard" style:master-page-name="">
      <loext:graphic-properties draw:fill="none"/>
      <style:paragraph-properties fo:margin-left="-0.1252in" fo:margin-right="-0.1252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style:style>
    <style:style style:name="P29" style:family="paragraph" style:parent-style-name="List_20_Paragraph">
      <style:paragraph-properties fo:margin-left="-0.1874in" fo:line-height="115%" fo:text-indent="0in" style:auto-text-indent="false"/>
      <style:text-properties style:font-name="Garamond1"/>
    </style:style>
    <style:style style:name="P30" style:family="paragraph" style:parent-style-name="List_20_Paragraph">
      <style:paragraph-properties fo:margin-left="-0.1874in" fo:line-height="115%" fo:text-indent="0in" style:auto-text-indent="false"/>
    </style:style>
    <style:style style:name="P31" style:family="paragraph" style:parent-style-name="List_20_Paragraph">
      <style:paragraph-properties fo:margin-left="-0.1252in" fo:margin-top="0in" fo:margin-bottom="0in" style:contextual-spacing="true" fo:line-height="100%" fo:text-indent="0in" style:auto-text-indent="false"/>
      <style:text-properties style:font-name="Garamond1" fo:font-size="10.5pt" style:font-size-asian="10.5pt" style:font-size-complex="10.5pt"/>
    </style:style>
    <style:style style:name="P32" style:family="paragraph" style:parent-style-name="Standard">
      <style:paragraph-properties fo:margin-left="-0.1874in" fo:text-indent="0in" style:auto-text-indent="false"/>
    </style:style>
    <style:style style:name="P33" style:family="paragraph" style:parent-style-name="Heading_20_2">
      <style:paragraph-properties fo:margin-left="-0.1252in" fo:margin-top="0.0398in" fo:margin-bottom="0.0728in" style:contextual-spacing="false" fo:line-height="115%" fo:text-indent="0in" style:auto-text-indent="false"/>
      <style:text-properties style:font-name="Garamond1" officeooo:paragraph-rsid="00165a55"/>
    </style:style>
    <style:style style:name="P34" style:family="paragraph" style:parent-style-name="Text_20_body" style:list-style-name="L1" style:master-page-name="">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style:page-number="auto" fo:background-color="transparent" style:writing-mode="lr-tb"/>
      <style:text-properties style:font-name="Garamond1" officeooo:paragraph-rsid="003f92e1"/>
    </style:style>
    <style:style style:name="P35" style:family="paragraph" style:parent-style-name="Text_20_body" style:list-style-name="L1">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style:font-name="Garamond1" officeooo:paragraph-rsid="0043ed1f"/>
    </style:style>
    <style:style style:name="P36" style:family="paragraph" style:parent-style-name="Text_20_body" style:list-style-name="L1">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officeooo:paragraph-rsid="003f92e1"/>
    </style:style>
    <style:style style:name="P37" style:family="paragraph" style:parent-style-name="Heading_20_3">
      <style:paragraph-properties fo:margin-top="0in" fo:margin-bottom="0in" style:contextual-spacing="false" fo:line-height="115%" fo:text-indent="0in" style:auto-text-indent="false"/>
      <style:text-properties style:font-name="Garamond1" style:text-underline-style="solid" style:text-underline-width="auto" style:text-underline-color="font-color" officeooo:paragraph-rsid="0043ed1f"/>
    </style:style>
    <style:style style:name="P38" style:family="paragraph" style:parent-style-name="Heading_20_3" style:list-style-name="L2" style:master-page-name="">
      <loext:graphic-properties draw:fill="none"/>
      <style:paragraph-properties fo:margin-left="0.3118in" fo:margin-right="0in" fo:margin-top="0.0799in" fo:margin-bottom="0.0799in" style:contextual-spacing="false" fo:line-height="115%" fo:text-align="start" style:justify-single-word="false" fo:keep-together="always" fo:orphans="2" fo:widows="2" fo:text-indent="-0.25in" style:auto-text-indent="false" style:page-number="auto" fo:background-color="transparent" fo:keep-with-next="always" style:writing-mode="lr-tb"/>
      <style:text-properties officeooo:paragraph-rsid="0043ed1f"/>
    </style:style>
    <style:style style:name="P39" style:family="paragraph" style:parent-style-name="Heading_20_3" style:list-style-name="L2">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b2465"/>
    </style:style>
    <style:style style:name="P40"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2a641"/>
    </style:style>
    <style:style style:name="P41" style:family="paragraph" style:parent-style-name="Standard" style:list-style-name="L3" style:master-page-name="">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style:page-number="auto" fo:background-color="transparent" style:writing-mode="lr-tb"/>
      <style:text-properties officeooo:paragraph-rsid="0042a641"/>
    </style:style>
    <style:style style:name="P42" style:family="paragraph" style:parent-style-name="Heading_20_3"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2a641"/>
    </style:style>
    <style:style style:name="P43" style:family="paragraph" style:parent-style-name="Heading_20_2">
      <style:paragraph-properties fo:margin-left="-0.1252in" fo:margin-top="0in" fo:margin-bottom="0in" style:contextual-spacing="false" fo:line-height="115%" fo:text-indent="0in" style:auto-text-indent="false"/>
      <style:text-properties fo:font-size="18pt" style:font-size-asian="18pt" style:font-size-complex="18pt"/>
    </style:style>
    <style:style style:name="P44"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5"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6"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7"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paragraph-rsid="0043ed1f" style:letter-kerning="false" style:font-size-asian="11pt" style:language-asian="ja" style:country-asian="JP" style:font-size-complex="11pt" style:language-complex="ar" style:country-complex="SA"/>
    </style:style>
    <style:style style:name="P48"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style:letter-kerning="false" style:language-asian="ja" style:country-asian="JP" style:font-size-complex="11pt" style:language-complex="ar" style:country-complex="SA"/>
    </style:style>
    <style:style style:name="P49"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fo:font-size="6pt" style:text-underline-style="dotted" style:text-underline-width="auto" style:text-underline-color="font-color" officeooo:paragraph-rsid="004d395d" style:font-size-asian="5.25pt" style:font-size-complex="6pt"/>
    </style:style>
    <style:style style:name="P50"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d395d"/>
    </style:style>
    <style:style style:name="P51" style:family="paragraph" style:parent-style-name="Standard"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592429"/>
    </style:style>
    <style:style style:name="P52" style:family="paragraph" style:parent-style-name="Standard"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530152"/>
    </style:style>
    <style:style style:name="P53" style:family="paragraph" style:parent-style-name="Standard" style:list-style-name="WWNum9">
      <style:paragraph-properties fo:margin-left="0.2528in" fo:margin-top="0in" fo:margin-bottom="0in" style:contextual-spacing="false" fo:line-height="100%" fo:text-indent="-0.0866in" style:auto-text-indent="false"/>
      <style:text-properties fo:font-size="6pt" officeooo:paragraph-rsid="002059d5" style:font-size-asian="5.25pt" style:font-size-complex="6pt"/>
    </style:style>
    <style:style style:name="P54" style:family="paragraph" style:parent-style-name="Heading_20_2">
      <style:paragraph-properties fo:margin-left="-0.1252in" fo:margin-top="0in" fo:margin-bottom="0in" style:contextual-spacing="false" fo:line-height="115%" fo:text-align="justify" style:justify-single-word="false" fo:text-indent="0in" style:auto-text-indent="false"/>
      <style:text-properties fo:font-size="18pt" style:font-size-asian="18pt" style:font-size-complex="18pt"/>
    </style:style>
    <style:style style:name="P55" style:family="paragraph" style:parent-style-name="Standard">
      <style:paragraph-properties fo:margin-left="0.0965in" fo:margin-right="0.5in" fo:margin-top="0in" fo:margin-bottom="0.0256in" style:contextual-spacing="false" fo:line-height="115%" fo:text-align="center" style:justify-single-word="false" fo:text-indent="0in" style:auto-text-indent="false"/>
      <style:text-properties fo:font-size="11pt" style:font-size-asian="11pt" style:font-size-complex="11pt"/>
    </style:style>
    <style:style style:name="P56" style:family="paragraph" style:parent-style-name="Normal_20__28_Web_29_">
      <style:paragraph-properties fo:margin-left="0in" fo:margin-right="0.0693in" fo:margin-top="0in" fo:margin-bottom="0in" style:contextual-spacing="false" fo:line-height="115%" fo:text-indent="0in" style:auto-text-indent="false"/>
    </style:style>
    <style:style style:name="P57" style:family="paragraph" style:parent-style-name="Normal_20__28_Web_29_">
      <style:paragraph-properties fo:margin-left="0in" fo:margin-right="0.0693in" fo:margin-top="0in" fo:margin-bottom="0in" style:contextual-spacing="false" fo:text-indent="0in" style:auto-text-indent="false"/>
      <style:text-properties fo:color="#ffffff" loext:opacity="100%" style:font-name="Garamond1" fo:font-size="1pt" style:font-size-asian="1pt" style:font-size-complex="1pt">
        <loext:char-complex-color loext:theme-type="light1" loext:color-type="theme"/>
      </style:text-properties>
    </style:style>
    <style:style style:name="T1" style:family="text">
      <style:text-properties style:font-name="Trebuchet MS"/>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000000" loext:opacity="100%" style:font-name="Garamond1" fo:font-size="11pt" style:text-underline-style="none" fo:font-weight="bold" style:font-size-asian="11pt" style:font-weight-asian="bold" style:font-size-complex="11pt" style:font-weight-complex="bold">
        <loext:char-complex-color loext:theme-type="dark1" loext:color-type="theme"/>
      </style:text-properties>
    </style:style>
    <style:style style:name="T4" style:family="text">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T5" style:family="text">
      <style:text-properties style:font-name="Garamond1" fo:font-size="12pt" style:font-size-asian="12pt" style:font-size-complex="12pt"/>
    </style:style>
    <style:style style:name="T6" style:family="text">
      <style:text-properties style:font-name="Garamond1" style:font-name-asian="游明朝"/>
    </style:style>
    <style:style style:name="T7" style:family="text">
      <style:text-properties fo:font-size="14pt" style:text-underline-style="none" fo:font-weight="bold" style:font-size-asian="14pt" style:font-weight-asian="bold" style:font-size-complex="14pt" style:font-weight-complex="bold"/>
    </style:style>
    <style:style style:name="T8" style:family="text">
      <style:text-properties fo:font-size="12pt" style:text-underline-style="none" fo:font-weight="bold" style:font-size-asian="12pt" style:font-weight-asian="bold" style:font-size-complex="12pt" style:font-weight-complex="bold"/>
    </style:style>
    <style:style style:name="T9" style:family="text">
      <style:text-properties officeooo:rsid="005afb5a"/>
    </style:style>
    <style:style style:name="T10" style:family="text">
      <style:text-properties officeooo:rsid="005ddea8"/>
    </style:style>
    <style:style style:name="T11" style:family="text">
      <style:text-properties style:font-name="Garamond1"/>
    </style:style>
    <style:style style:name="T12" style:family="text">
      <style:text-properties style:font-name="Garamond1" officeooo:rsid="005afb5a"/>
    </style:style>
    <style:style style:name="T13" style:family="text">
      <style:text-properties style:font-name="Garamond1" officeooo:rsid="005ddea8"/>
    </style:style>
    <style:style style:name="T14" style:family="text">
      <style:text-properties officeooo:rsid="005b966b"/>
    </style:style>
    <style:style style:name="T15" style:family="text">
      <style:text-properties officeooo:rsid="005d52cb"/>
    </style:style>
    <style:style style:name="T16" style:family="text">
      <style:text-properties officeooo:rsid="005e6caa"/>
    </style:style>
    <style:style style:name="T17" style:family="text">
      <style:text-properties style:font-name="Garamond1" officeooo:rsid="0002731b"/>
    </style:style>
    <style:style style:name="T18" style:family="text">
      <style:text-properties style:font-name="Garamond1" officeooo:rsid="00043368"/>
    </style:style>
    <style:style style:name="T19" style:family="text">
      <style:text-properties style:font-name="Garamond1" fo:font-size="10.5pt" style:font-size-asian="10.5pt" style:font-size-complex="10.5pt"/>
    </style:style>
    <style:style style:name="T20" style:family="text">
      <style:text-properties style:font-name="Garamond1" fo:font-style="italic" style:font-style-asian="italic" style:font-style-complex="italic"/>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style:font-size-asian="18pt" style:font-size-complex="18pt"/>
    </style:style>
    <style:style style:name="T23" style:family="text">
      <style:text-properties fo:font-size="14pt" fo:font-weight="bold" officeooo:rsid="003e003e" style:font-size-asian="14pt" style:font-weight-asian="bold" style:font-size-complex="14pt" style:font-weight-complex="bold"/>
    </style:style>
    <style:style style:name="T24" style:family="text">
      <style:text-properties fo:font-size="14pt" fo:font-weight="bold" officeooo:rsid="00022c29" style:font-size-asian="14pt" style:font-weight-asian="bold" style:font-size-complex="14pt" style:font-weight-complex="bold"/>
    </style:style>
    <style:style style:name="T25" style:family="text">
      <style:text-properties fo:font-size="10pt" fo:font-style="normal" officeooo:rsid="00022c29" style:font-size-asian="10pt" style:font-style-asian="normal" style:font-size-complex="10pt" style:font-style-complex="normal"/>
    </style:style>
    <style:style style:name="T26" style:family="text">
      <style:text-properties fo:font-size="10pt" fo:font-style="normal" officeooo:rsid="0043ed1f" style:font-size-asian="10pt" style:font-style-asian="normal" style:font-size-complex="10pt" style:font-style-complex="normal"/>
    </style:style>
    <style:style style:name="T27" style:family="text">
      <style:text-properties fo:font-size="14pt" fo:font-style="normal" officeooo:rsid="0043ed1f" style:font-size-asian="14pt" style:font-style-asian="normal" style:font-size-complex="14pt" style:font-style-complex="normal"/>
    </style:style>
    <style:style style:name="T28" style:family="text">
      <style:text-properties fo:font-size="10pt" fo:font-style="normal" officeooo:rsid="003caa8a" style:font-size-asian="10pt" style:font-style-asian="normal" style:font-size-complex="10pt" style:font-style-complex="normal"/>
    </style:style>
    <style:style style:name="T29" style:family="text">
      <style:text-properties fo:language="en" fo:country="US" officeooo:rsid="003f92e1"/>
    </style:style>
    <style:style style:name="T30" style:family="text">
      <style:text-properties fo:language="en" fo:country="US"/>
    </style:style>
    <style:style style:name="T31" style:family="text">
      <style:text-properties fo:language="en" fo:country="US" officeooo:rsid="0043ed1f"/>
    </style:style>
    <style:style style:name="T32" style:family="text">
      <style:text-properties officeooo:rsid="003f92e1"/>
    </style:style>
    <style:style style:name="T33" style:family="text">
      <style:text-properties style:font-name="Garamond1" fo:font-weight="normal" style:font-weight-asian="normal" style:font-weight-complex="normal"/>
    </style:style>
    <style:style style:name="T34" style:family="text">
      <style:text-properties style:font-name="Garamond1" fo:font-weight="normal" officeooo:rsid="0040e970" style:font-weight-asian="normal" style:font-weight-complex="normal"/>
    </style:style>
    <style:style style:name="T35" style:family="text">
      <style:text-properties style:font-name="Garamond1" officeooo:rsid="0042a641"/>
    </style:style>
    <style:style style:name="T36" style:family="text">
      <style:text-properties style:font-name="Garamond1" officeooo:rsid="00629755"/>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fo:font-weight="normal" officeooo:rsid="004b2465" style:font-size-asian="14pt" style:font-weight-asian="normal" style:font-size-complex="14pt" style:font-weight-complex="normal"/>
    </style:style>
    <style:style style:name="T40" style:family="text">
      <style:text-properties fo:font-size="10pt" fo:font-weight="normal" officeooo:rsid="0045114e" style:font-size-asian="10pt" style:font-weight-asian="normal" style:font-size-complex="10pt" style:font-weight-complex="normal"/>
    </style:style>
    <style:style style:name="T41" style:family="text">
      <style:text-properties fo:font-size="14pt" officeooo:rsid="0043ed1f" style:font-size-asian="14pt" style:font-size-complex="14pt"/>
    </style:style>
    <style:style style:name="T42" style:family="text">
      <style:text-properties fo:font-size="14pt" officeooo:rsid="0045114e" style:font-size-asian="14pt" style:font-size-complex="14pt"/>
    </style:style>
    <style:style style:name="T43" style:family="text">
      <style:text-properties fo:font-size="10pt" officeooo:rsid="0045114e" style:font-size-asian="10pt" style:font-size-complex="10pt"/>
    </style:style>
    <style:style style:name="T44" style:family="text">
      <style:text-properties fo:font-size="10pt" officeooo:rsid="003caa8a" style:font-size-asian="10pt" style:font-size-complex="10pt"/>
    </style:style>
    <style:style style:name="T45" style:family="text">
      <style:text-properties fo:font-size="10pt" style:font-size-asian="10pt" style:font-size-complex="10pt"/>
    </style:style>
    <style:style style:name="T46" style:family="text">
      <style:text-properties style:font-name="Garamond1" officeooo:rsid="004d395d"/>
    </style:style>
    <style:style style:name="T47" style:family="text">
      <style:text-properties style:font-name="Garamond1" fo:font-size="11pt" fo:font-weight="normal" style:font-size-asian="11pt" style:font-weight-asian="normal" style:font-size-complex="11pt" style:font-weight-complex="normal"/>
    </style:style>
    <style:style style:name="T48" style:family="text">
      <style:text-properties style:font-name="Garamond1" fo:font-size="11pt" fo:font-weight="normal" officeooo:rsid="004d395d" style:font-size-asian="11pt" style:font-weight-asian="normal" style:font-size-complex="11pt" style:font-weight-complex="normal"/>
    </style:style>
    <style:style style:name="T49" style:family="text">
      <style:text-properties style:font-name="Garamond1" fo:font-size="11pt" fo:font-weight="normal" officeooo:rsid="004b2465" style:font-size-asian="11pt" style:font-weight-asian="normal" style:font-size-complex="11pt" style:font-weight-complex="normal"/>
    </style:style>
    <style:style style:name="T50" style:family="text">
      <style:text-properties fo:font-size="14pt" style:font-size-asian="14pt" style:font-size-complex="14pt"/>
    </style:style>
    <style:style style:name="T51" style:family="text">
      <style:text-properties style:font-name="Garamond1" officeooo:rsid="004b2465"/>
    </style:style>
    <style:style style:name="T52" style:family="text">
      <style:text-properties style:font-name="Garamond1" fo:font-weight="bold" style:font-weight-asian="bold" style:font-weight-complex="bold"/>
    </style:style>
    <style:style style:name="T53" style:family="text">
      <style:text-properties officeooo:rsid="0009f19f"/>
    </style:style>
    <style:style style:name="T54" style:family="text">
      <style:text-properties fo:font-size="10.5pt" fo:font-weight="bold" style:font-size-asian="10.5pt" style:font-weight-asian="bold" style:font-size-complex="10.5pt" style:font-weight-complex="bold"/>
    </style:style>
    <style:style style:name="T55" style:family="text">
      <style:text-properties fo:font-size="14pt" fo:font-weight="bold" officeooo:rsid="004d395d" style:font-size-asian="14pt" style:font-weight-asian="bold" style:font-size-complex="14pt" style:font-weight-complex="bold"/>
    </style:style>
    <style:style style:name="T56" style:family="text">
      <style:text-properties fo:font-size="10pt" officeooo:rsid="004d395d" style:font-size-asian="10pt" style:font-size-complex="10pt"/>
    </style:style>
    <style:style style:name="T57" style:family="text">
      <style:text-properties style:font-name="Garamond1" fo:font-weight="normal" officeooo:rsid="00592429" style:font-weight-asian="normal" style:font-weight-complex="normal"/>
    </style:style>
    <style:style style:name="T58" style:family="text">
      <style:text-properties style:font-name="Garamond1" fo:font-weight="normal" officeooo:rsid="0059bfcb" style:font-weight-asian="normal" style:font-weight-complex="normal"/>
    </style:style>
    <style:style style:name="T59" style:family="text">
      <style:text-properties style:font-name="Garamond1" fo:font-weight="normal" officeooo:rsid="00629755" style:font-weight-asian="normal" style:font-weight-complex="normal"/>
    </style:style>
    <style:style style:name="T60" style:family="text">
      <style:text-properties style:font-name="Garamond1" fo:font-weight="normal" officeooo:rsid="00530152" style:font-weight-asian="normal" style:font-weight-complex="normal"/>
    </style:style>
    <style:style style:name="T61" style:family="text">
      <style:text-properties style:font-name="Garamond1" fo:font-size="11pt" fo:font-weight="normal" officeooo:rsid="000711ed" style:font-size-asian="11pt" style:font-weight-asian="normal" style:font-size-complex="11pt" style:font-weight-complex="normal"/>
    </style:style>
    <style:style style:name="T62" style:family="text">
      <style:text-properties style:font-name="Garamond1" fo:font-size="11pt" fo:font-weight="normal" officeooo:rsid="0059bfcb" style:font-size-asian="11pt" style:font-weight-asian="normal" style:font-size-complex="11pt" style:font-weight-complex="normal"/>
    </style:style>
    <style:style style:name="T63" style:family="text">
      <style:text-properties style:font-name="Garamond1" fo:font-size="11pt" fo:font-weight="normal" officeooo:rsid="00530152" style:font-size-asian="11pt" style:font-weight-asian="normal" style:font-size-complex="11pt" style:font-weight-complex="normal"/>
    </style:style>
    <style:style style:name="T64" style:family="text">
      <style:text-properties fo:color="#000000" loext:opacity="100%" style:font-name="Garamond1" fo:font-style="normal" officeooo:rsid="0010a9cb" style:font-style-asian="normal" style:font-style-complex="normal">
        <loext:char-complex-color loext:theme-type="dark1" loext:color-type="theme"/>
      </style:text-properties>
    </style:style>
    <style:style style:name="T65" style:family="text">
      <style:text-properties style:font-name="Garamond1" fo:font-size="16pt" fo:font-weight="bold" style:font-size-asian="16pt" style:font-weight-asian="bold" style:font-size-complex="16pt" style:font-weight-complex="bold"/>
    </style:style>
    <style:style style:name="T66" style:family="text">
      <style:text-properties style:font-name="MS Gothic" style:font-name-asian="MS Gothic1" style:font-name-complex="MS Gothic1"/>
    </style:style>
    <style:style style:name="T67" style:family="text">
      <style:text-properties style:font-name="Garamond1" fo:language="en" fo:country="NZ" style:font-name-asian="游明朝"/>
    </style:style>
    <style:style style:name="T68" style:family="text">
      <style:text-properties fo:color="#ffffff" loext:opacity="100%" style:font-name="Garamond1" fo:font-size="1pt" style:font-size-asian="1pt" style:font-size-complex="1pt">
        <loext:char-complex-color loext:theme-type="light1" loext:color-type="theme"/>
      </style:text-properties>
    </style:style>
    <style:style style:name="T69" style:family="text">
      <style:text-properties style:font-name="Garamond1" fo:font-size="11pt" style:font-size-asian="11pt" style:font-size-complex="11pt"/>
    </style:style>
    <style:style style:name="T70" style:family="text">
      <style:text-properties fo:color="#ffffff" loext:opacity="100%" style:font-name="Garamond1" fo:font-size="10.5pt" style:font-size-asian="10.5pt" style:font-size-complex="10.5pt">
        <loext:char-complex-color loext:theme-type="light1" loext:color-type="theme"/>
      </style:text-properties>
    </style:style>
    <style:style style:name="T71"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028*" fo:start-indent="0in" fo:end-indent="0.3138in"/>
          <style:column style:rel-width="47507*" fo:start-indent="0.313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201in" fo:text-indent="-0.25in" fo:margin-left="0.520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01in" fo:text-indent="-0.25in" fo:margin-left="2.7701in"/>
        </style:list-level-properties>
      </text:list-level-style-bullet>
    </text:list-style>
    <style:style style:name="gr1" style:family="graphic">
      <style:graphic-properties draw:stroke="solid" svg:stroke-width="0.0138in" svg:stroke-color="#dae3f3" draw:stroke-linejoin="miter" svg:stroke-linecap="butt" draw:fill="solid" draw:fill-color="#dae3f3" draw:textarea-vertical-align="top" draw:auto-grow-height="false" fo:min-height="13.0126in" fo:min-width="2.1673in" fo:padding-top="0.0492in" fo:padding-bottom="0.0492in" fo:padding-left="0.0984in" fo:padding-right="0.0984in" fo:wrap-option="wrap" loext:decorative="false" fo:margin-left="0in" fo:margin-right="0.0173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2"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0" draw:name="Rectangle 2" draw:style-name="gr1" draw:text-style-name="P2" svg:width="2.3642in" svg:height="13.1106in" svg:x="-0.5626in" svg:y="-1.3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1"/>
        <text:p text:style-name="P3" loext:marker-style-name="T1"/>
        <text:p text:style-name="P3" loext:marker-style-name="T1"/>
        <text:p text:style-name="P4" loext:marker-style-name="T1"><draw:g text:anchor-type="char" draw:z-index="4" draw:name="Group 6135" draw:style-name="gr2"><draw:custom-shape draw:name="Shape 6134" draw:style-name="gr3" draw:text-style-name="P5"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6" text:outline-level="1"><draw:frame draw:style-name="fr1" draw:name="Graphic 12" text:anchor-type="char" svg:x="-0.2209in" svg:y="0.4201in" svg:width="0.2in" svg:height="0.2in" draw:z-index="9"><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text:span text:style-name="T2">Michael Boschwitz</text:span></text:h>
        <text:p text:style-name="P7"><text:a xlink:type="simple" xlink:href="https://michael.boschwitz.me/" text:style-name="Internet_20_link" text:visited-style-name="Visited_20_Internet_20_Link"><draw:frame draw:style-name="fr1" draw:name="Graphic 8" text:anchor-type="char" svg:x="-0.2256in" svg:y="0.2764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3">michael.boschwitz.me</text:span></text:span></text:a></text:p>
        <text:p text:style-name="P8"><draw:frame draw:style-name="fr1" draw:name="Graphic 7" text:anchor-type="char" svg:x="-0.2244in" svg:y="0.2661in" svg:width="0.2in" svg:height="0.2in" draw:z-index="7"><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3">mboschwitz@gmail.com </text:span></text:span></text:p>
        <text:p text:style-name="P9"><text:span text:style-name="Internet_20_link"><text:span text:style-name="T3">(+1) 612-804-5799</text:span></text:span><text:span text:style-name="T4"> </text:span></text:p>
        <text:p text:style-name="P10" loext:marker-style-name="T5"><draw:line text:anchor-type="char" draw:z-index="2" draw:name="Straight Connector 10" draw:style-name="gr4" draw:text-style-name="P11" svg:x1="-0.25in" svg:y1="0.1559in" svg:x2="1.5in" svg:y2="0.1563in"><text:p/></draw:line></text:p>
        <text:h text:style-name="P12" text:outline-level="2">Education</text:h>
        <text:p text:style-name="P13">Software Engineering </text:p>
        <text:p text:style-name="P14">and Creative Design. BIS<text:line-break/></text:p>
        <text:p text:style-name="P14">Japanese Studies Minor</text:p>
        <text:p text:style-name="P14"/>
        <text:p text:style-name="P15">University of Minnesota <text:line-break/>Minneapolis, MN, USA</text:p>
        <text:p text:style-name="P16" loext:marker-style-name="T6"><draw:line text:anchor-type="char" draw:z-index="1" draw:name="Straight Connector 9" draw:style-name="gr4" draw:text-style-name="P11" svg:x1="-0.25in" svg:y1="0.1524in" svg:x2="1.5in" svg:y2="0.1528in"><text:p/></draw:line></text:p>
        <text:h text:style-name="P17" text:outline-level="2"><text:span text:style-name="Heading_20_1_20_Char"><text:span text:style-name="T7">Languages </text:span></text:span><text:span text:style-name="Heading_20_1_20_Char"><text:span text:style-name="T8">+</text:span></text:span><text:span text:style-name="Heading_20_1_20_Char"><text:span text:style-name="T7"> Skills</text:span></text:span></text:h>
        <text:p text:style-name="P18">Natively fluent: <text:s/></text:p>
        <text:p text:style-name="P19">- C, C++, C#, Java, Python,</text:p>
        <text:p text:style-name="P19">- <text:span text:style-name="T9">HTML, JS. CSS</text:span>, <text:span text:style-name="T9">Bootstrap</text:span><text:line-break/>- Unity, Unreal, Git/Perforce</text:p>
        <text:p text:style-name="P20">(Plus, I make good coffee!) </text:p>
        <text:p text:style-name="P21"/>
        <text:p text:style-name="P22">Conversationally fluent: <text:line-break/>- <text:span text:style-name="T9">PostgreSQL</text:span>, <text:span text:style-name="T9">SQL, </text:span><text:span text:style-name="T10">Lua</text:span></text:p>
        <text:p text:style-name="P23"><text:span text:style-name="T11">- </text:span><text:span text:style-name="T12">Kotlin, Swift, </text:span><text:span text:style-name="T13">LaTeX</text:span></text:p>
        <text:p text:style-name="P24">- Japanese</text:p>
        <text:p text:style-name="P25"/>
        <text:p text:style-name="P22">Tourist: </text:p>
        <text:p text:style-name="P26">- <text:span text:style-name="T9">React.</text:span><text:span text:style-name="T14">js</text:span>, <text:span text:style-name="T14">Next.js,</text:span> <text:span text:style-name="T9">Ruby</text:span>, </text:p>
        <text:p text:style-name="P27">- <text:span text:style-name="T15">Rust</text:span>, x86<text:span text:style-name="T14">, </text:span><text:span text:style-name="T15">Go</text:span>, <text:span text:style-name="T9">Scala, </text:span><text:span text:style-name="T16">R</text:span></text:p>
        <text:p text:style-name="P28" loext:marker-style-name="T11"><draw:line text:anchor-type="char" draw:z-index="3" draw:name="Straight Connector 11" draw:style-name="gr5" draw:text-style-name="P11" svg:x1="-0.25in" svg:y1="0.0843in" svg:x2="1.5in" svg:y2="0.0846in"><text:p/></draw:line></text:p>
        <text:h text:style-name="P12" text:outline-level="2">Activities</text:h>
        <text:p text:style-name="P29">Intramural Volleyball</text:p>
        <text:p text:style-name="P29">Jazz Band Drummer</text:p>
        <text:p text:style-name="P30"><text:span text:style-name="T17">Game </text:span><text:span text:style-name="T18">Jams </text:span><text:span text:style-name="T11"><text:s/><text:line-break/>Fighting Game Club</text:span></text:p>
        <text:p text:style-name="P31" loext:marker-style-name="T19"/>
        <text:h text:style-name="P12" text:outline-level="2">Ask Me About</text:h>
        <text:p text:style-name="P32"><text:span text:style-name="T11">Studying abroad in </text:span><text:span text:style-name="T20">Kyoto</text:span></text:p>
        <text:p text:style-name="P32"><text:span text:style-name="T11">Some of my favorite </text:span><text:span text:style-name="T20">Movies</text:span></text:p>
        <text:p text:style-name="P32"><text:span text:style-name="T11">Almost anything </text:span><text:span text:style-name="T20">Musical</text:span><text:span text:style-name="T11"> <text:line-break/>My love for </text:span><text:span text:style-name="T20">Games/Technology</text:span></text:p>
        <text:h text:style-name="P33" text:outline-level="2"><draw:line text:anchor-type="char" draw:z-index="10" draw:name="Straight Connector 2425" draw:style-name="gr4" draw:text-style-name="P11" svg:x1="1.8547in" svg:y1="0.1638in" svg:x2="4.4638in" svg:y2="0.1654in"><text:p/></draw:line><text:span text:style-name="T21">Work Experience <text:s text:c="2"/></text:span><text:span text:style-name="T22"><text:s/></text:span></text:h>
        <text:h text:style-name="Boschy_20_Resume_20_Heading" text:outline-level="3"><text:span text:style-name="T23">Software</text:span><text:span text:style-name="T24"> Engineer</text:span><text:span text:style-name="T23"> (Gameplay) <text:s text:c="13"/></text:span><text:span text:style-name="T25">Avalon </text:span><text:span text:style-name="T26">Corp.</text:span><text:span text:style-name="T27"> | </text:span><text:span text:style-name="T28">June – Dec. 2024</text:span></text:h>
        <text:list text:style-name="L1">
          <text:list-item>
            <text:p text:style-name="P34"><text:span text:style-name="T29">Architected a scalable, </text:span><text:span text:style-name="T30">modular framework for character abilities and interaction logic, enabling rapid iteration </text:span><text:span text:style-name="T31">with simple tools </text:span><text:span text:style-name="T30">and </text:span><text:span text:style-name="T29">long-term </text:span><text:span text:style-name="T30">maintainability. </text:span></text:p>
          </text:list-item>
          <text:list-item>
            <text:p text:style-name="P35"><text:span text:style-name="T32">Refactored the animation pipeline, i</text:span>mplementing data-oriented design principles to enhance performance, scalability,<text:span text:style-name="T32"> </text:span>and support large-scale multiplayer sessions. </text:p>
          </text:list-item>
          <text:list-item>
            <text:p text:style-name="P36"><text:span text:style-name="Strong_20_Emphasis"><text:span text:style-name="T33">E</text:span></text:span><text:span text:style-name="Strong_20_Emphasis"><text:span text:style-name="T34">ngineered</text:span></text:span><text:span text:style-name="T11"> core gameplay subsystems, including input buffering, ani</text:span><text:span text:style-name="T35">mation canceling, and the combo system and data structures for </text:span><text:span text:style-name="T36">dynamic user inputs</text:span><text:span text:style-name="T35">.</text:span></text:p>
          </text:list-item>
        </text:list>
        <text:h text:style-name="P37" text:outline-level="3"><text:span text:style-name="T37">Teacher Assistant</text:span><text:span text:style-name="T38"> <text:s text:c="31"/></text:span><text:span text:style-name="T39"><text:s/></text:span><text:span text:style-name="T40">University of Minnesota</text:span><text:span text:style-name="T41"> </text:span><text:span text:style-name="T42">| </text:span><text:span text:style-name="T43">F</text:span><text:span text:style-name="T44">all 20</text:span><text:span text:style-name="T45">22</text:span></text:h>
        <text:list text:style-name="L2">
          <text:list-item>
            <text:h text:style-name="P38" text:outline-level="3"><text:span text:style-name="Strong_20_Emphasis"><text:span text:style-name="T33">Provided</text:span></text:span><text:span text:style-name="T11"> technical guidance </text:span><text:span text:style-name="T46">o</text:span><text:span text:style-name="T47">n </text:span><text:span text:style-name="T48">Virtual Reality</text:span><text:span text:style-name="T47"> development, </text:span><text:span text:style-name="T49">with a </text:span><text:span text:style-name="T47">focus </text:span><text:span text:style-name="T49">on</text:span><text:span text:style-name="T47"> interaction design </text:span><text:span text:style-name="T48">and best practices</text:span><text:span text:style-name="T47">, </text:span><text:span text:style-name="T48">for a class of approximately 60+ </text:span><text:span text:style-name="T47">students.</text:span></text:h>
          </text:list-item>
          <text:list-item>
            <text:h text:style-name="P39" text:outline-level="3"><text:span text:style-name="Strong_20_Emphasis"><text:span text:style-name="T47">Reviewed and improved</text:span></text:span><text:span text:style-name="T47"> students’ projects by offering </text:span><text:span text:style-name="Strong_20_Emphasis"><text:span text:style-name="T47">concise, actionable feedback</text:span></text:span><text:span text:style-name="T47"> on </text:span><text:span text:style-name="T49">project implementation</text:span><text:span text:style-name="Strong_20_Emphasis"><text:span text:style-name="T47">, real-time rendering, and interaction design</text:span></text:span><text:span text:style-name="T47">. <text:s/></text:span></text:h>
          </text:list-item>
        </text:list>
        <text:h text:style-name="P40" text:outline-level="3"><text:span text:style-name="T37">AI Intern</text:span><text:span text:style-name="T38"><text:tab/></text:span><text:span text:style-name="T37"><text:tab/><text:tab/><text:tab/><text:tab/> <text:s text:c="11"/></text:span><text:span text:style-name="T45">Hangar 13</text:span><text:span text:style-name="T50"> </text:span><text:span text:style-name="T42">|</text:span><text:span text:style-name="T50"> </text:span><text:span text:style-name="T45">Summer 2021</text:span></text:h>
        <text:list text:style-name="L3">
          <text:list-item>
            <text:p text:style-name="P41"><text:span text:style-name="Strong_20_Emphasis"><text:span text:style-name="T33">Developed</text:span></text:span><text:span text:style-name="T11"> and </text:span><text:span text:style-name="T51">implemented</text:span><text:span text:style-name="T11"> AI decision-making systems for a multiplayer open-world AAA game, improving </text:span><text:span text:style-name="T51">both agents</text:span><text:span text:style-name="T11"> behavior and responsiveness. </text:span></text:p>
          </text:list-item>
          <text:list-item>
            <text:h text:style-name="P42" text:outline-level="3"><text:span text:style-name="Strong_20_Emphasis"><text:span text:style-name="T33">Optimized</text:span></text:span><text:span text:style-name="T11"> performance by profiling CPU </text:span><text:span text:style-name="T35">and GPU</text:span><text:span text:style-name="T11"> usage, </text:span><text:span text:style-name="T35">debugging logic processing systems,</text:span><text:span text:style-name="T11"> and reducing computational overhead.</text:span></text:h>
          </text:list-item>
          <text:list-item>
            <text:h text:style-name="P42" text:outline-level="3"><text:span text:style-name="T11">Diagnosed </text:span><text:span text:style-name="T51">pitfalls with the</text:span><text:span text:style-name="T11"> </text:span><text:span text:style-name="T35">reasoning systems</text:span><text:span text:style-name="T11">, resolving complex pathfinding, dynamic threat assessment, 3D spatial awareness, and behavior tree issues.</text:span></text:h>
          </text:list-item>
        </text:list>
        <text:h text:style-name="P43" text:outline-level="2"><draw:line text:anchor-type="char" draw:z-index="5" draw:name="Straight Connector 2424" draw:style-name="gr4" draw:text-style-name="P11" svg:x1="0.872in" svg:y1="0.1429in" svg:x2="4.4949in" svg:y2="0.1319in"><text:p/></draw:line><text:span text:style-name="T52">Projects</text:span><text:span text:style-name="T11">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44" text:outline-level="2">Dynamically Adjustable Motion Captured Data Renderer</text:h>
            </table:table-cell>
            <table:covered-table-cell/>
          </table:table-row>
          <table:table-row table:style-name="Table1.1">
            <table:table-cell table:style-name="Table1.A2" office:value-type="string">
              <text:h text:style-name="P45" text:outline-level="2">VR &amp; 3D Interaction Projects</text:h>
            </table:table-cell>
            <table:table-cell table:style-name="Table1.B2" office:value-type="string">
              <text:h text:style-name="P46" text:outline-level="2">Water Fluid/Pressure Simulations</text:h>
            </table:table-cell>
          </table:table-row>
          <table:table-row table:style-name="Table1.3">
            <table:table-cell table:style-name="Table1.A2" office:value-type="string">
              <text:h text:style-name="P45" text:outline-level="2">Physics &amp; Cloth Simulations</text:h>
            </table:table-cell>
            <table:table-cell table:style-name="Table1.B2" office:value-type="string">
              <text:h text:style-name="P47" text:outline-level="2"><text:span text:style-name="T53">Bus Scheduling Simulator</text:span> </text:h>
            </table:table-cell>
          </table:table-row>
          <table:table-row table:style-name="Table1.4">
            <table:table-cell table:style-name="Table1.A1" table:number-columns-spanned="2" office:value-type="string">
              <text:h text:style-name="P48" text:outline-level="1"><text:span text:style-name="Emphasis"><text:span text:style-name="T54">A more comprehensive list of all projects is located on my website.</text:span></text:span></text:h>
            </table:table-cell>
            <table:covered-table-cell/>
          </table:table-row>
        </table:table>
        <text:h text:style-name="P49" text:outline-level="3"/>
        <text:h text:style-name="P50" text:outline-level="3"><text:span text:style-name="T55">React Bot</text:span><text:span text:style-name="T38"><text:tab/></text:span><text:span text:style-name="T37"><text:tab/><text:tab/><text:tab/> <text:s text:c="6"/></text:span><text:span text:style-name="T56">Personal Projects</text:span><text:span text:style-name="T50"> </text:span><text:span text:style-name="T42">|</text:span><text:span text:style-name="T50"> </text:span><text:span text:style-name="T56">Python, PostgreSQL</text:span></text:h>
        <text:list text:continue-numbering="true" text:style-name="L3">
          <text:list-item>
            <text:p text:style-name="P51"><text:span text:style-name="Strong_20_Emphasis"><text:span text:style-name="T33">Designed and </text:span></text:span><text:span text:style-name="Strong_20_Emphasis"><text:span text:style-name="T57">built</text:span></text:span><text:span text:style-name="T33"> a feature-rich Discord bot </text:span><text:span text:style-name="T58">that </text:span><text:span text:style-name="T57">uses </text:span><text:span text:style-name="T33">real-time message parsing </text:span><text:span text:style-name="T57">to </text:span><text:span text:style-name="T58">send </text:span><text:span text:style-name="T59">unique</text:span><text:span text:style-name="T58"> responses to</text:span><text:span text:style-name="T57"> users </text:span><text:span text:style-name="T58">in both guilds and direct messages.</text:span></text:p>
          </text:list-item>
          <text:list-item>
            <text:p text:style-name="P51"><text:span text:style-name="Strong_20_Emphasis"><text:span text:style-name="T33">Streamlined </text:span></text:span><text:span text:style-name="T33">database quer</text:span><text:span text:style-name="T58">y</text:span><text:span text:style-name="T33">i</text:span><text:span text:style-name="T58">ng</text:span><text:span text:style-name="T33"> and </text:span><text:span text:style-name="T58">health</text:span><text:span text:style-name="T33"> to ensure fast response times, </text:span><text:span text:style-name="T57">while </text:span><text:span text:style-name="T60">efficiently stor</text:span><text:span text:style-name="T57">ing </text:span><text:span text:style-name="T60">responses, server </text:span><text:span text:style-name="T57">settings</text:span><text:span text:style-name="T60">, and behavior preferences. </text:span></text:p>
          </text:list-item>
          <text:list-item>
            <text:p text:style-name="P52"><text:span text:style-name="T61">Deployed and actively maintained post-release, ensuring </text:span><text:span text:style-name="T62">99% </text:span><text:span text:style-name="T61">uptime, </text:span><text:span text:style-name="T62">monitoring performance, </text:span><text:span text:style-name="T61">and rolling out updates for </text:span><text:span text:style-name="Strong_20_Emphasis"><text:span text:style-name="T61">5</text:span></text:span><text:span text:style-name="Strong_20_Emphasis"><text:span text:style-name="T63">0</text:span></text:span><text:span text:style-name="Strong_20_Emphasis"><text:span text:style-name="T61">0+ active Discord servers </text:span></text:span><text:span text:style-name="Strong_20_Emphasis"><text:span text:style-name="T63">she’s in</text:span></text:span><text:span text:style-name="Strong_20_Emphasis"><text:span text:style-name="T61">.</text:span></text:span></text:p>
          </text:list-item>
        </text:list>
        <text:list text:style-name="WWNum9">
          <text:list-header>
            <text:p text:style-name="P53"><text:span text:style-name="T64"/></text:p>
          </text:list-header>
        </text:list>
        <text:h text:style-name="P54" text:outline-level="2"><draw:line text:anchor-type="char" draw:z-index="6" draw:name="Straight Connector 2426" draw:style-name="gr4" draw:text-style-name="P11" svg:x1="2.3075in" svg:y1="0.1673in" svg:x2="4.474in" svg:y2="0.1673in"><text:p/></draw:line><text:span text:style-name="T52">Leadership </text:span><text:span text:style-name="T65">+</text:span><text:span text:style-name="T52"> Awards</text:span><text:span text:style-name="T11"> </text:span></text:h>
        <text:p text:style-name="P55"><text:span text:style-name="T11">Video Game Development Club VP <text:s text:c="2"/></text:span><text:span text:style-name="T66">　</text:span><text:span text:style-name="T11"> <text:s/></text:span><text:span text:style-name="T67">立命館大学衣笠 SKP</text:span></text:p>
        <text:p text:style-name="P56" loext:marker-style-name="T68"><text:span text:style-name="T69">BSA Eagle Scout <text:tab/>Tri-M Music Honor Society<text:tab/>UMN Dean’s List</text:span><text:span text:style-name="T70"><text:line-break/></text:span><text:span text:style-name="T68">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71">rd</text:span><text:span text:style-name="T68"> person shooter, 1</text:span><text:span text:style-name="T71">st</text:span><text:span text:style-name="T68">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p text:style-name="P57" loext:marker-style-name="T6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Boschy_20_Resume_20_Heading" style:display-name="Boschy Resume Heading" style:family="paragraph" style:parent-style-name="Heading_20_3">
      <style:paragraph-properties fo:margin-left="0in" fo:margin-top="0in" fo:margin-bottom="0in" style:contextual-spacing="false" fo:line-height="115%" fo:text-indent="0in" style:auto-text-indent="false"/>
      <style:text-properties style:font-name="Garamond1" fo:font-family="Garamond" style:font-family-generic="roman" style:font-pitch="variable" style:text-underline-style="solid" style:text-underline-width="auto" style:text-underline-color="font-color"/>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Bullet_20_Symbols_20__28_user_29_" style:display-name="Bullet Symbols (us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style:font-name="Calibri4"/>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style:font-name="Calibri4"/>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style:font-name="Calibri4"/>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style:font-name="Calibri4"/>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style:font-name="Calibri4"/>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style:font-name="Calibri4"/>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style:font-name="Calibri4"/>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style:font-name="Calibri4"/>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style:font-name="Calibri4"/>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style:font-name="Calibri4"/>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style:font-name="Calibri4"/>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style:font-name="Calibri4"/>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style:font-name="Calibri4"/>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style:font-name="Calibri4"/>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style:font-name="Calibri4"/>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style:font-name="Calibri4"/>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style:font-name="Calibri4"/>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style:font-name="Calibri4"/>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style:font-name="Calibri4"/>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style:font-name="Calibri4"/>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style:font-name="Calibri4"/>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style:font-name="Calibri4"/>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style:font-name="Calibri4"/>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style:font-name="Calibri4"/>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style:font-name="Calibri4"/>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style:font-name="Calibri4"/>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style:font-name="Calibri4"/>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style:font-name="Calibri4"/>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style:font-name="Calibri4"/>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style:font-name="Calibri4"/>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style:font-name="Calibri4"/>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style:font-name="Calibri4"/>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style:font-name="Calibri4"/>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style:font-name="Calibri4"/>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style:font-name="Calibri4"/>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style:font-name="Calibri4"/>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style:font-name="Calibri4"/>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style:font-name="Calibri4"/>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style:font-name="Calibri4"/>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style:font-name="Calibri4"/>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style:font-name="Calibri4"/>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style:font-name="Calibri4"/>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style:font-name="Calibri4"/>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style:font-name="Calibri4"/>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style:font-name="Calibri4"/>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Bullet_20_Symbols" loext:num-list-format="%1%" text:bullet-char="">
        <style:list-level-properties text:list-level-position-and-space-mode="label-alignment">
          <style:list-level-label-alignment text:label-followed-by="listtab" fo:margin-left="0.2528in"/>
        </style:list-level-properties>
        <style:text-properties style:font-name="Open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margin-left="3.8717in"/>
        </style:list-level-properties>
        <style:text-properties style:font-name="Open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style:font-name="Calibri4"/>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style:font-name="Calibri4"/>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style:font-name="Calibri4"/>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style:font-name="Calibri4"/>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style:font-name="Calibri4"/>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style:font-name="Calibri4"/>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style:font-name="Calibri4"/>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line-height="10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3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4764in" svg:y="-0.4in" svg:width="2.272in" svg:height="1.5638in" draw:z-index="11"><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by</meta:initial-creator>
    <meta:editing-cycles>303</meta:editing-cycles>
    <meta:print-date>2025-02-28T19:14:51.835000000</meta:print-date>
    <meta:creation-date>2024-02-16T11:11:00</meta:creation-date>
    <dc:date>2025-02-28T19:15:08.664000000</dc:date>
    <meta:editing-duration>P1DT19H13M41S</meta:editing-duration>
    <meta:generator>LibreOffice/24.8.5.2$Windows_X86_64 LibreOffice_project/fddf2685c70b461e7832239a0162a77216259f22</meta:generator>
    <meta:printed-by>PDF files</meta:printed-by>
    <meta:document-statistic meta:table-count="1" meta:image-count="4" meta:object-count="0" meta:page-count="1" meta:paragraph-count="55" meta:word-count="1444" meta:character-count="11974" meta:non-whitespace-character-count="10497"/>
    <meta:user-defined meta:name="AppVersion">16.0000</meta:user-defined>
    <meta:template xlink:type="simple" xlink:actuate="onRequest" xlink:title="Normal.dotm" xlink:href=""/>
  </office:meta>
</office:document-meta>
</file>